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7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fo:font-style="italic" style:font-size-asian="18pt" style:font-style-asian="italic" style:font-size-complex="18pt" style:font-style-complex="italic"/>
    </style:style>
    <style:style style:name="T3" style:family="text">
      <style:text-properties fo:font-size="14pt" fo:font-style="normal" style:font-size-asian="18pt" style:font-style-asian="normal" style:font-size-complex="18pt" style:font-style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ce181e" fo:font-size="14pt" style:font-size-asian="18pt" style:font-size-complex="18pt"/>
    </style:style>
    <style:style style:name="T6" style:family="text">
      <style:text-properties fo:color="#ce181e" fo:font-size="14pt" fo:font-style="italic" style:font-size-asian="18pt" style:font-style-asian="italic" style:font-size-complex="18pt" style:font-style-complex="italic"/>
    </style:style>
    <style:style style:name="T7" style:family="text">
      <style:text-properties fo:color="#ce181e" fo:font-size="14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2.413cm" svg:y1="5.715cm" svg:x2="4.191cm" svg:y2="4.064cm">
          <text:p text:style-name="P1"><text:span text:style-name="T1">P(</text:span><text:span text:style-name="T2">malade</text:span><text:span text:style-name="T3">)</text:span><text:span text:style-name="T4"><text:line-break/></text:span><text:span text:style-name="T4"/></text:p>
          <text:p text:style-name="P1"><text:span text:style-name="T4"/></text:p>
        </draw:line>
        <draw:line draw:style-name="gr1" draw:text-style-name="P2" draw:layer="layout" svg:x1="2.413cm" svg:y1="5.715cm" svg:x2="4.318cm" svg:y2="7.366cm">
          <text:p text:style-name="P1"><text:span text:style-name="T4"/></text:p>
          <text:p text:style-name="P1"><text:span text:style-name="T1"/></text:p>
          <text:p text:style-name="P1"><text:span text:style-name="T1">P(</text:span><text:span text:style-name="T2">sain</text:span><text:span text:style-name="T3">)</text:span></text:p>
        </draw:line>
        <draw:frame draw:style-name="gr2" draw:text-style-name="P3" draw:layer="layout" svg:width="2.794cm" svg:height="0.962cm" svg:x="3.556cm" svg:y="3.302cm">
          <draw:text-box>
            <text:p><text:span text:style-name="T4">malade</text:span></text:p>
          </draw:text-box>
        </draw:frame>
        <draw:frame draw:style-name="gr3" draw:text-style-name="P3" draw:layer="layout" svg:width="2.159cm" svg:height="0.962cm" svg:x="3.937cm" svg:y="7.166cm">
          <draw:text-box>
            <text:p><text:span text:style-name="T4">sain</text:span></text:p>
          </draw:text-box>
        </draw:frame>
        <draw:line draw:style-name="gr1" draw:text-style-name="P2" draw:layer="layout" svg:x1="5.715cm" svg:y1="2.794cm" svg:x2="7.493cm" svg:y2="1.143cm">
          <text:p text:style-name="P1"><text:span text:style-name="T5">P(</text:span><text:span text:style-name="T6">positif</text:span><text:span text:style-name="T7">|</text:span><text:span text:style-name="T6">malade</text:span><text:span text:style-name="T7">)</text:span><text:span text:style-name="T4"><text:line-break/></text:span><text:span text:style-name="T4"/></text:p>
          <text:p text:style-name="P1"><text:span text:style-name="T4"/></text:p>
        </draw:line>
        <draw:line draw:style-name="gr1" draw:text-style-name="P2" draw:layer="layout" svg:x1="5.715cm" svg:y1="2.794cm" svg:x2="7.62cm" svg:y2="4.445cm">
          <text:p text:style-name="P1"><text:span text:style-name="T4"/></text:p>
          <text:p text:style-name="P1"><text:span text:style-name="T4"><text:line-break/></text:span><text:span text:style-name="T4"> <text:s text:c="3"/></text:span><text:span text:style-name="T5">P(</text:span><text:span text:style-name="T6">négatif</text:span><text:span text:style-name="T7">|</text:span><text:span text:style-name="T6">malade</text:span><text:span text:style-name="T7">)</text:span><text:span text:style-name="T4"><text:line-break/></text:span><text:span text:style-name="T4"/></text:p>
        </draw:line>
        <draw:frame draw:style-name="gr2" draw:text-style-name="P3" draw:layer="layout" svg:width="2.286cm" svg:height="0.962cm" svg:x="7.62cm" svg:y="0.381cm">
          <draw:text-box>
            <text:p><text:span text:style-name="T4">positif</text:span></text:p>
          </draw:text-box>
        </draw:frame>
        <draw:frame draw:style-name="gr3" draw:text-style-name="P3" draw:layer="layout" svg:width="2.54cm" svg:height="0.962cm" svg:x="7.747cm" svg:y="3.937cm">
          <draw:text-box>
            <text:p><text:span text:style-name="T4">négatif</text:span></text:p>
          </draw:text-box>
        </draw:frame>
        <draw:line draw:style-name="gr1" draw:text-style-name="P2" draw:layer="layout" svg:x1="5.842cm" svg:y1="8.182cm" svg:x2="7.62cm" svg:y2="6.531cm">
          <text:p text:style-name="P1"><text:span text:style-name="T5"><text:s text:c="2"/></text:span><text:span text:style-name="T5">P(</text:span><text:span text:style-name="T6">négatif</text:span><text:span text:style-name="T7">|</text:span><text:span text:style-name="T6">sain</text:span><text:span text:style-name="T7">)</text:span><text:span text:style-name="T4"><text:line-break/></text:span><text:span text:style-name="T4"/></text:p>
        </draw:line>
        <draw:line draw:style-name="gr1" draw:text-style-name="P2" draw:layer="layout" svg:x1="5.842cm" svg:y1="8.182cm" svg:x2="7.747cm" svg:y2="9.833cm">
          <text:p text:style-name="P1"><text:span text:style-name="T4"/></text:p>
          <text:p text:style-name="P1"><text:span text:style-name="T4"><text:line-break/></text:span><text:span text:style-name="T5">P(</text:span><text:span text:style-name="T6">positif</text:span><text:span text:style-name="T7">|</text:span><text:span text:style-name="T6">sain</text:span><text:span text:style-name="T7">)</text:span></text:p>
        </draw:line>
        <draw:frame draw:style-name="gr2" draw:text-style-name="P3" draw:layer="layout" svg:width="2.54cm" svg:height="0.962cm" svg:x="7.747cm" svg:y="5.769cm">
          <draw:text-box>
            <text:p><text:span text:style-name="T4">négatif</text:span></text:p>
          </draw:text-box>
        </draw:frame>
        <draw:frame draw:style-name="gr3" draw:text-style-name="P3" draw:layer="layout" svg:width="2.413cm" svg:height="0.962cm" svg:x="7.874cm" svg:y="9.325cm">
          <draw:text-box>
            <text:p><text:span text:style-name="T4">posit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9-28T06:16:44</meta:creation-date>
    <dc:date>2018-11-10T08:08:22.055947750</dc:date>
    <meta:editing-duration>PT1H22M25S</meta:editing-duration>
    <meta:editing-cycles>13</meta:editing-cycles>
    <meta:generator>LibreOffice/6.0.3.2$MacOSX_X86_64 LibreOffice_project/8f48d515416608e3a835360314dac7e47fd0b821</meta:generator>
    <dc:creator>Philippe Grosjean</dc:creator>
    <meta:document-statistic meta:object-count="12"/>
  </office:meta>
</office:document-meta>
</file>